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c0c0c0"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808080" draw:textarea-vertical-align="middle" draw:auto-grow-height="false" fo:min-height="0.749cm" fo:min-width="0.499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id="id1" draw:layer="layout" svg:x1="9.5cm" svg:y1="6cm" svg:x2="9.5cm" svg:y2="10.134cm">
          <text:p/>
        </draw:connector>
        <draw:connector draw:style-name="gr1" draw:text-style-name="P1" draw:id="id2" draw:layer="layout" svg:x1="9.5cm" svg:y1="12.5cm" svg:x2="9.5cm" svg:y2="16.634cm">
          <text:p/>
        </draw:connector>
        <draw:connector draw:style-name="gr1" draw:text-style-name="P1" draw:layer="layout" svg:x1="9.5cm" svg:y1="18.866cm" svg:x2="9.5cm" svg:y2="23cm">
          <text:p/>
        </draw:connector>
        <draw:connector draw:style-name="gr1" draw:text-style-name="P1" draw:layer="layout" svg:x1="9.5cm" svg:y1="10.134cm" svg:x2="11.759cm" svg:y2="10.132cm" draw:start-shape="id1" draw:start-glue-point="3">
          <text:p/>
        </draw:connector>
        <draw:connector draw:style-name="gr1" draw:text-style-name="P1" draw:layer="layout" svg:x1="9.5cm" svg:y1="12.5cm" svg:x2="11.759cm" svg:y2="12.498cm">
          <text:p/>
        </draw:connector>
        <draw:connector draw:style-name="gr1" draw:text-style-name="P1" draw:layer="layout" svg:x1="9.5cm" svg:y1="18.868cm" svg:x2="11.759cm" svg:y2="18.866cm">
          <text:p/>
        </draw:connector>
        <draw:connector draw:style-name="gr1" draw:text-style-name="P1" draw:layer="layout" svg:x1="9.5cm" svg:y1="16.634cm" svg:x2="11.735cm" svg:y2="16.624cm" draw:start-shape="id2" draw:start-glue-point="3">
          <text:p/>
        </draw:connector>
        <draw:line draw:style-name="gr1" draw:text-style-name="P1" draw:layer="layout" svg:x1="7cm" svg:y1="23cm" svg:x2="7cm" svg:y2="6cm">
          <text:p/>
        </draw:line>
        <draw:custom-shape draw:style-name="gr2" draw:text-style-name="P1" draw:id="id8" draw:layer="layout" svg:width="0.731cm" svg:height="0.853cm" svg:x="8.391cm" svg:y="19cm">
          <text:p text:style-name="P2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6" draw:layer="layout" svg:width="0.731cm" svg:height="0.853cm" svg:x="9.593cm" svg:y="16.87cm">
          <text:p text:style-name="P2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3" draw:layer="layout" svg:width="0.731cm" svg:height="0.853cm" svg:x="9.5cm" svg:y="10.5cm">
          <text:p text:style-name="P2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5" draw:layer="layout" svg:width="0.731cm" svg:height="0.853cm" svg:x="7.269cm" svg:y="9.147cm">
          <text:p text:style-name="P2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4" draw:layer="layout" svg:width="0.731cm" svg:height="0.853cm" svg:x="7.255cm" svg:y="15.75cm">
          <text:p text:style-name="P2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7" draw:layer="layout" svg:width="0.731cm" svg:height="0.853cm" svg:x="8.466cm" svg:y="12.606cm">
          <text:p text:style-name="P2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draw:type="curve" svg:x1="9.606cm" svg:y1="11.228cm" svg:x2="7.62cm" svg:y2="15.75cm" draw:start-shape="id3" draw:start-glue-point="7" draw:end-shape="id4" draw:end-glue-point="4">
          <text:p/>
        </draw:connector>
        <draw:connector draw:style-name="gr3" draw:text-style-name="P1" draw:layer="layout" draw:type="curve" svg:x1="7.634cm" svg:y1="10cm" svg:x2="7.62cm" svg:y2="15.75cm" draw:start-shape="id5" draw:start-glue-point="8" draw:end-shape="id4" draw:end-glue-point="4">
          <text:p/>
        </draw:connector>
        <draw:connector draw:style-name="gr3" draw:text-style-name="P1" draw:layer="layout" draw:type="curve" svg:x1="9.593cm" svg:y1="17.296cm" svg:x2="8.831cm" svg:y2="13.459cm" draw:start-shape="id6" draw:start-glue-point="6" draw:end-shape="id7" draw:end-glue-point="8">
          <text:p/>
        </draw:connector>
        <draw:connector draw:style-name="gr3" draw:text-style-name="P1" draw:layer="layout" draw:type="curve" svg:x1="8.756cm" svg:y1="19cm" svg:x2="8.831cm" svg:y2="13.459cm" draw:start-shape="id8" draw:start-glue-point="4" draw:end-shape="id7" draw:end-glue-point="8">
          <text:p/>
        </draw:connector>
        <draw:custom-shape draw:style-name="gr4" draw:text-style-name="P2" draw:id="id9" draw:layer="layout" svg:width="0.731cm" svg:height="0.853cm" svg:x="10.971cm" svg:y="17.804cm">
          <text:p text:style-name="P2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12" draw:layer="layout" svg:width="0.731cm" svg:height="0.853cm" svg:x="11.019cm" svg:y="11.5cm">
          <text:p text:style-name="P2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11" draw:layer="layout" svg:width="0.731cm" svg:height="0.853cm" svg:x="8.5cm" svg:y="6.147cm">
          <text:p text:style-name="P2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10" draw:layer="layout" svg:width="0.731cm" svg:height="0.853cm" svg:x="7.223cm" svg:y="22.092cm">
          <text:p text:style-name="P2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8.756cm" svg:y1="19cm" svg:x2="10.971cm" svg:y2="18.23cm" draw:start-shape="id8" draw:start-glue-point="4" draw:end-shape="id9" draw:end-glue-point="6">
          <text:p/>
        </draw:connector>
        <draw:connector draw:style-name="gr3" draw:text-style-name="P1" draw:layer="layout" draw:type="curve" svg:x1="7.62cm" svg:y1="16.603cm" svg:x2="7.588cm" svg:y2="22.092cm" draw:start-shape="id4" draw:start-glue-point="8" draw:end-shape="id10" draw:end-glue-point="4">
          <text:p/>
        </draw:connector>
        <draw:connector draw:style-name="gr3" draw:text-style-name="P1" draw:layer="layout" draw:type="curve" svg:x1="8.795cm" svg:y1="22.808cm" svg:x2="8.756cm" svg:y2="19.853cm" draw:end-shape="id8" draw:end-glue-point="8">
          <text:p/>
        </draw:connector>
        <draw:connector draw:style-name="gr3" draw:text-style-name="P1" draw:layer="layout" draw:type="curve" svg:x1="7.619cm" svg:y1="6.222cm" svg:x2="7.634cm" svg:y2="9.147cm" draw:end-shape="id5" draw:end-glue-point="4">
          <text:p/>
        </draw:connector>
        <draw:connector draw:style-name="gr3" draw:text-style-name="P1" draw:layer="layout" draw:type="curve" svg:x1="9.5cm" svg:y1="10.926cm" svg:x2="8.865cm" svg:y2="7cm" draw:start-shape="id3" draw:start-glue-point="6" draw:end-shape="id11" draw:end-glue-point="8">
          <text:p/>
        </draw:connector>
        <draw:connector draw:style-name="gr3" draw:text-style-name="P1" draw:layer="layout" draw:type="curve" svg:x1="8.831cm" svg:y1="12.606cm" svg:x2="8.865cm" svg:y2="7cm" draw:start-shape="id7" draw:start-glue-point="4" draw:end-shape="id11" draw:end-glue-point="8">
          <text:p/>
        </draw:connector>
        <draw:connector draw:style-name="gr3" draw:text-style-name="P1" draw:layer="layout" draw:type="curve" svg:x1="8.831cm" svg:y1="12.606cm" svg:x2="11.019cm" svg:y2="11.926cm" draw:start-shape="id7" draw:start-glue-point="4" draw:end-shape="id12" draw:end-glue-point="6">
          <text:p/>
        </draw:connector>
        <draw:connector draw:style-name="gr3" draw:text-style-name="P1" draw:layer="layout" draw:type="curve" svg:x1="7.634cm" svg:y1="10cm" svg:x2="11.019cm" svg:y2="11.926cm" draw:start-shape="id5" draw:start-glue-point="8" draw:end-shape="id12" draw:end-glue-point="6">
          <text:p/>
        </draw:connector>
        <draw:connector draw:style-name="gr5" draw:text-style-name="P4" draw:layer="layout" draw:type="curve" svg:x1="7.62cm" svg:y1="16.603cm" svg:x2="11.077cm" svg:y2="18.532cm" draw:start-shape="id4" draw:start-glue-point="8" draw:end-shape="id9" draw:end-glue-point="7">
          <text:p/>
        </draw:connector>
        <draw:rect draw:style-name="gr6" draw:text-style-name="P1" draw:layer="layout" svg:width="1cm" svg:height="0.5cm" svg:x="11cm" svg:y="19.5cm">
          <text:p text:style-name="P4"><text:span text:style-name="T1">0.3</text:span></text:p>
        </draw:rect>
        <draw:rect draw:style-name="gr6" draw:text-style-name="P1" draw:layer="layout" svg:width="1cm" svg:height="0.5cm" svg:x="5.751cm" svg:y="16cm">
          <text:p text:style-name="P4"><text:span text:style-name="T1">0.1</text:span></text:p>
        </draw:rect>
        <draw:rect draw:style-name="gr6" draw:text-style-name="P1" draw:layer="layout" svg:width="1cm" svg:height="0.5cm" svg:x="4.5cm" svg:y="16cm">
          <text:p text:style-name="P4"><text:span text:style-name="T1">0.9</text:span></text:p>
        </draw:rect>
        <draw:connector draw:style-name="gr3" draw:text-style-name="P1" draw:layer="layout" draw:type="curve" svg:x1="9.699cm" svg:y1="17.598cm" svg:x2="7.588cm" svg:y2="22.092cm" draw:start-shape="id6" draw:start-glue-point="7" draw:end-shape="id10" draw:end-glue-point="4">
          <text:p/>
        </draw:connector>
        <draw:rect draw:style-name="gr6" draw:text-style-name="P1" draw:layer="layout" svg:width="1cm" svg:height="0.5cm" svg:x="9.759cm" svg:y="15.045cm">
          <text:p text:style-name="P4"><text:span text:style-name="T1">0.4</text:span></text:p>
        </draw:rect>
        <draw:rect draw:style-name="gr6" draw:text-style-name="P1" draw:layer="layout" svg:width="1cm" svg:height="0.5cm" svg:x="9.754cm" svg:y="15.721cm">
          <text:p text:style-name="P4"><text:span text:style-name="T1">0.6</text:span></text:p>
        </draw:rect>
        <draw:rect draw:style-name="gr6" draw:text-style-name="P1" draw:layer="layout" svg:width="1cm" svg:height="0.5cm" svg:x="9.699cm" svg:y="19.5cm">
          <text:p text:style-name="P4"><text:span text:style-name="T1">0.7</text:span></text:p>
        </draw:rect>
        <draw:rect draw:style-name="gr6" draw:text-style-name="P1" draw:layer="layout" svg:width="1cm" svg:height="0.5cm" svg:x="5.725cm" svg:y="15.339cm">
          <text:p text:style-name="P4"><text:span text:style-name="T1">y3</text:span></text:p>
        </draw:rect>
        <draw:rect draw:style-name="gr6" draw:text-style-name="P1" draw:layer="layout" svg:width="1cm" svg:height="0.5cm" svg:x="11.017cm" svg:y="15.731cm">
          <text:p text:style-name="P4"><text:span text:style-name="T1">y2</text:span></text:p>
        </draw:rect>
        <draw:rect draw:style-name="gr6" draw:text-style-name="P1" draw:layer="layout" svg:width="1cm" svg:height="0.5cm" svg:x="9.699cm" svg:y="20.189cm">
          <text:p text:style-name="P4"><text:span text:style-name="T1">y1</text:span></text:p>
        </draw:rect>
        <draw:rect draw:style-name="gr6" draw:text-style-name="P1" draw:layer="layout" svg:width="1cm" svg:height="0.5cm" svg:x="5.77cm" svg:y="21.5cm">
          <text:p text:style-name="P4"><text:span text:style-name="T1">y5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Andreas Warberg</meta:initial-creator>
    <meta:creation-date>2008-02-19T21:11:02</meta:creation-date>
    <dc:creator>Andreas Warberg</dc:creator>
    <dc:date>2008-02-19T21:49:32</dc:date>
    <meta:editing-cycles>8</meta:editing-cycles>
    <meta:editing-duration>PT38M31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